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4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43:33 9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1294" calcext:value-type="float">
            <text:p>800,01294</text:p>
          </table:table-cell>
          <table:table-cell office:value-type="float" office:value="1513" calcext:value-type="float">
            <text:p>1513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table:formula="of:=AVERAGE([.C2:.C2010])" office:value-type="float" office:value="1492.20962199313" calcext:value-type="float">
            <text:p>1492,2096219931</text:p>
          </table:table-cell>
          <table:table-cell table:formula="of:=AVERAGE([.D2:.D2010])" office:value-type="float" office:value="2426.93127147766" calcext:value-type="float">
            <text:p>2426,93127147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6412" calcext:value-type="float">
            <text:p>899,96412</text:p>
          </table:table-cell>
          <table:table-cell office:value-type="float" office:value="1488" calcext:value-type="float">
            <text:p>1488</text:p>
          </table:table-cell>
          <table:table-cell office:value-type="float" office:value="2423" calcext:value-type="float">
            <text:p>2423</text:p>
          </table:table-cell>
          <table:table-cell table:number-columns-repeated="2"/>
          <table:table-cell table:formula="of:=COM.MICROSOFT.STDEV.P([.C2:.C2010])" office:value-type="float" office:value="12.6408508481981" calcext:value-type="float">
            <text:p>12,6408508482</text:p>
          </table:table-cell>
          <table:table-cell table:formula="of:=COM.MICROSOFT.STDEV.P([.D2:.D2010])" office:value-type="float" office:value="8.35192951131883" calcext:value-type="float">
            <text:p>8,3519295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6054" calcext:value-type="float">
            <text:p>999,9605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7374" calcext:value-type="float">
            <text:p>1099,97374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7718" calcext:value-type="float">
            <text:p>1199,97718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7462" calcext:value-type="float">
            <text:p>1299,97462</text:p>
          </table:table-cell>
          <table:table-cell office:value-type="float" office:value="1501" calcext:value-type="float">
            <text:p>1501</text:p>
          </table:table-cell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8148" calcext:value-type="float">
            <text:p>1399,98148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1244" calcext:value-type="float">
            <text:p>1500,01244</text:p>
          </table:table-cell>
          <table:table-cell office:value-type="float" office:value="1483" calcext:value-type="float">
            <text:p>1483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811" calcext:value-type="float">
            <text:p>1599,9811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352" calcext:value-type="float">
            <text:p>1700,0352</text:p>
          </table:table-cell>
          <table:table-cell office:value-type="float" office:value="1484" calcext:value-type="float">
            <text:p>1484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7438" calcext:value-type="float">
            <text:p>1799,97438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762" calcext:value-type="float">
            <text:p>1899,99762</text:p>
          </table:table-cell>
          <table:table-cell office:value-type="float" office:value="1471" calcext:value-type="float">
            <text:p>147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7384" calcext:value-type="float">
            <text:p>1999,97384</text:p>
          </table:table-cell>
          <table:table-cell office:value-type="float" office:value="1501" calcext:value-type="float">
            <text:p>1501</text:p>
          </table:table-cell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8958" calcext:value-type="float">
            <text:p>2099,98958</text:p>
          </table:table-cell>
          <table:table-cell office:value-type="float" office:value="1480" calcext:value-type="float">
            <text:p>148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7074" calcext:value-type="float">
            <text:p>2199,97074</text:p>
          </table:table-cell>
          <table:table-cell office:value-type="float" office:value="1484" calcext:value-type="float">
            <text:p>1484</text:p>
          </table:table-cell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6564" calcext:value-type="float">
            <text:p>2299,96564</text:p>
          </table:table-cell>
          <table:table-cell office:value-type="float" office:value="1485" calcext:value-type="float">
            <text:p>148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5496" calcext:value-type="float">
            <text:p>2400,05496</text:p>
          </table:table-cell>
          <table:table-cell office:value-type="float" office:value="1467" calcext:value-type="float">
            <text:p>1467</text:p>
          </table:table-cell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6996" calcext:value-type="float">
            <text:p>2499,96996</text:p>
          </table:table-cell>
          <table:table-cell office:value-type="float" office:value="1496" calcext:value-type="float">
            <text:p>1496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8394" calcext:value-type="float">
            <text:p>2599,98394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7218" calcext:value-type="float">
            <text:p>2699,97218</text:p>
          </table:table-cell>
          <table:table-cell office:value-type="float" office:value="1484" calcext:value-type="float">
            <text:p>1484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8644" calcext:value-type="float">
            <text:p>2799,98644</text:p>
          </table:table-cell>
          <table:table-cell office:value-type="float" office:value="1504" calcext:value-type="float">
            <text:p>150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3166" calcext:value-type="float">
            <text:p>2900,03166</text:p>
          </table:table-cell>
          <table:table-cell office:value-type="float" office:value="1467" calcext:value-type="float">
            <text:p>1467</text:p>
          </table:table-cell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7058" calcext:value-type="float">
            <text:p>2999,97058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68" calcext:value-type="float">
            <text:p>3099,968</text:p>
          </table:table-cell>
          <table:table-cell office:value-type="float" office:value="1467" calcext:value-type="float">
            <text:p>1467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7384" calcext:value-type="float">
            <text:p>3199,97384</text:p>
          </table:table-cell>
          <table:table-cell office:value-type="float" office:value="1470" calcext:value-type="float">
            <text:p>147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8902" calcext:value-type="float">
            <text:p>3299,98902</text:p>
          </table:table-cell>
          <table:table-cell office:value-type="float" office:value="1484" calcext:value-type="float">
            <text:p>1484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7952" calcext:value-type="float">
            <text:p>3399,97952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621" calcext:value-type="float">
            <text:p>3499,9621</text:p>
          </table:table-cell>
          <table:table-cell office:value-type="float" office:value="1484" calcext:value-type="float">
            <text:p>1484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1722" calcext:value-type="float">
            <text:p>3600,01722</text:p>
          </table:table-cell>
          <table:table-cell office:value-type="float" office:value="1468" calcext:value-type="float">
            <text:p>146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7216" calcext:value-type="float">
            <text:p>3699,97216</text:p>
          </table:table-cell>
          <table:table-cell office:value-type="float" office:value="1484" calcext:value-type="float">
            <text:p>1484</text:p>
          </table:table-cell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019" calcext:value-type="float">
            <text:p>3800,0019</text:p>
          </table:table-cell>
          <table:table-cell office:value-type="float" office:value="1484" calcext:value-type="float">
            <text:p>1484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7672" calcext:value-type="float">
            <text:p>3899,97672</text:p>
          </table:table-cell>
          <table:table-cell office:value-type="float" office:value="1502" calcext:value-type="float">
            <text:p>150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012" calcext:value-type="float">
            <text:p>4000,0012</text:p>
          </table:table-cell>
          <table:table-cell office:value-type="float" office:value="1485" calcext:value-type="float">
            <text:p>1485</text:p>
          </table:table-cell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6624" calcext:value-type="float">
            <text:p>4099,96624</text:p>
          </table:table-cell>
          <table:table-cell office:value-type="float" office:value="1500" calcext:value-type="float">
            <text:p>1500</text:p>
          </table:table-cell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6086" calcext:value-type="float">
            <text:p>4199,96086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8796" calcext:value-type="float">
            <text:p>4299,98796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242" calcext:value-type="float">
            <text:p>4399,99242</text:p>
          </table:table-cell>
          <table:table-cell office:value-type="float" office:value="1480" calcext:value-type="float">
            <text:p>148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2586" calcext:value-type="float">
            <text:p>4500,02586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8204" calcext:value-type="float">
            <text:p>4599,98204</text:p>
          </table:table-cell>
          <table:table-cell office:value-type="float" office:value="1492" calcext:value-type="float">
            <text:p>149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0242" calcext:value-type="float">
            <text:p>4700,00242</text:p>
          </table:table-cell>
          <table:table-cell office:value-type="float" office:value="1470" calcext:value-type="float">
            <text:p>1470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5838" calcext:value-type="float">
            <text:p>4799,95838</text:p>
          </table:table-cell>
          <table:table-cell office:value-type="float" office:value="1471" calcext:value-type="float">
            <text:p>147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75" calcext:value-type="float">
            <text:p>4899,975</text:p>
          </table:table-cell>
          <table:table-cell office:value-type="float" office:value="1471" calcext:value-type="float">
            <text:p>147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964" calcext:value-type="float">
            <text:p>4999,9964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2424" calcext:value-type="float">
            <text:p>5100,02424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986" calcext:value-type="float">
            <text:p>5199,9986</text:p>
          </table:table-cell>
          <table:table-cell office:value-type="float" office:value="1481" calcext:value-type="float">
            <text:p>148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6862" calcext:value-type="float">
            <text:p>5299,96862</text:p>
          </table:table-cell>
          <table:table-cell office:value-type="float" office:value="1468" calcext:value-type="float">
            <text:p>1468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3724" calcext:value-type="float">
            <text:p>5400,03724</text:p>
          </table:table-cell>
          <table:table-cell office:value-type="float" office:value="1468" calcext:value-type="float">
            <text:p>1468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9386" calcext:value-type="float">
            <text:p>5499,99386</text:p>
          </table:table-cell>
          <table:table-cell office:value-type="float" office:value="1483" calcext:value-type="float">
            <text:p>148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848" calcext:value-type="float">
            <text:p>5599,9848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064" calcext:value-type="float">
            <text:p>5699,99064</text:p>
          </table:table-cell>
          <table:table-cell office:value-type="float" office:value="1480" calcext:value-type="float">
            <text:p>148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7696" calcext:value-type="float">
            <text:p>5799,97696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6964" calcext:value-type="float">
            <text:p>5899,96964</text:p>
          </table:table-cell>
          <table:table-cell office:value-type="float" office:value="1488" calcext:value-type="float">
            <text:p>148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772" calcext:value-type="float">
            <text:p>5999,9772</text:p>
          </table:table-cell>
          <table:table-cell office:value-type="float" office:value="1488" calcext:value-type="float">
            <text:p>148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7076" calcext:value-type="float">
            <text:p>6099,97076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8786" calcext:value-type="float">
            <text:p>6199,98786</text:p>
          </table:table-cell>
          <table:table-cell office:value-type="float" office:value="1500" calcext:value-type="float">
            <text:p>1500</text:p>
          </table:table-cell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7248" calcext:value-type="float">
            <text:p>6299,97248</text:p>
          </table:table-cell>
          <table:table-cell office:value-type="float" office:value="1489" calcext:value-type="float">
            <text:p>1489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8764" calcext:value-type="float">
            <text:p>6399,98764</text:p>
          </table:table-cell>
          <table:table-cell office:value-type="float" office:value="1512" calcext:value-type="float">
            <text:p>151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6458" calcext:value-type="float">
            <text:p>6499,96458</text:p>
          </table:table-cell>
          <table:table-cell office:value-type="float" office:value="1487" calcext:value-type="float">
            <text:p>1487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7702" calcext:value-type="float">
            <text:p>6599,97702</text:p>
          </table:table-cell>
          <table:table-cell office:value-type="float" office:value="1471" calcext:value-type="float">
            <text:p>1471</text:p>
          </table:table-cell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303" calcext:value-type="float">
            <text:p>6700,0303</text:p>
          </table:table-cell>
          <table:table-cell office:value-type="float" office:value="1510" calcext:value-type="float">
            <text:p>1510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6554" calcext:value-type="float">
            <text:p>6799,96554</text:p>
          </table:table-cell>
          <table:table-cell office:value-type="float" office:value="1471" calcext:value-type="float">
            <text:p>147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842" calcext:value-type="float">
            <text:p>6899,9842</text:p>
          </table:table-cell>
          <table:table-cell office:value-type="float" office:value="1497" calcext:value-type="float">
            <text:p>1497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673" calcext:value-type="float">
            <text:p>6999,9673</text:p>
          </table:table-cell>
          <table:table-cell office:value-type="float" office:value="1487" calcext:value-type="float">
            <text:p>148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8296" calcext:value-type="float">
            <text:p>7099,98296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3922" calcext:value-type="float">
            <text:p>7200,03922</text:p>
          </table:table-cell>
          <table:table-cell office:value-type="float" office:value="1468" calcext:value-type="float">
            <text:p>146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7066" calcext:value-type="float">
            <text:p>7299,9706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835" calcext:value-type="float">
            <text:p>7399,9835</text:p>
          </table:table-cell>
          <table:table-cell office:value-type="float" office:value="1500" calcext:value-type="float">
            <text:p>1500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7486" calcext:value-type="float">
            <text:p>7499,9748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7998" calcext:value-type="float">
            <text:p>7599,97998</text:p>
          </table:table-cell>
          <table:table-cell office:value-type="float" office:value="1500" calcext:value-type="float">
            <text:p>1500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6356" calcext:value-type="float">
            <text:p>7699,96356</text:p>
          </table:table-cell>
          <table:table-cell office:value-type="float" office:value="1483" calcext:value-type="float">
            <text:p>148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7234" calcext:value-type="float">
            <text:p>7799,97234</text:p>
          </table:table-cell>
          <table:table-cell office:value-type="float" office:value="1468" calcext:value-type="float">
            <text:p>146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6002" calcext:value-type="float">
            <text:p>7900,06002</text:p>
          </table:table-cell>
          <table:table-cell office:value-type="float" office:value="1471" calcext:value-type="float">
            <text:p>147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6406" calcext:value-type="float">
            <text:p>7999,96406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602" calcext:value-type="float">
            <text:p>8099,9602</text:p>
          </table:table-cell>
          <table:table-cell office:value-type="float" office:value="1471" calcext:value-type="float">
            <text:p>147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1104" calcext:value-type="float">
            <text:p>8200,01104</text:p>
          </table:table-cell>
          <table:table-cell office:value-type="float" office:value="1488" calcext:value-type="float">
            <text:p>148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8672" calcext:value-type="float">
            <text:p>8299,98672</text:p>
          </table:table-cell>
          <table:table-cell office:value-type="float" office:value="1498" calcext:value-type="float">
            <text:p>1498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873" calcext:value-type="float">
            <text:p>8399,9873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7684" calcext:value-type="float">
            <text:p>8499,97684</text:p>
          </table:table-cell>
          <table:table-cell office:value-type="float" office:value="1492" calcext:value-type="float">
            <text:p>149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6988" calcext:value-type="float">
            <text:p>8599,96988</text:p>
          </table:table-cell>
          <table:table-cell office:value-type="float" office:value="1488" calcext:value-type="float">
            <text:p>148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7302" calcext:value-type="float">
            <text:p>8699,97302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7468" calcext:value-type="float">
            <text:p>8799,9746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6358" calcext:value-type="float">
            <text:p>8899,96358</text:p>
          </table:table-cell>
          <table:table-cell office:value-type="float" office:value="1470" calcext:value-type="float">
            <text:p>1470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8448" calcext:value-type="float">
            <text:p>8999,9844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8732" calcext:value-type="float">
            <text:p>9099,9873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612" calcext:value-type="float">
            <text:p>9199,9612</text:p>
          </table:table-cell>
          <table:table-cell office:value-type="float" office:value="1471" calcext:value-type="float">
            <text:p>147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6978" calcext:value-type="float">
            <text:p>9299,96978</text:p>
          </table:table-cell>
          <table:table-cell office:value-type="float" office:value="1510" calcext:value-type="float">
            <text:p>1510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6576" calcext:value-type="float">
            <text:p>9400,06576</text:p>
          </table:table-cell>
          <table:table-cell office:value-type="float" office:value="1501" calcext:value-type="float">
            <text:p>1501</text:p>
          </table:table-cell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1186" calcext:value-type="float">
            <text:p>9500,01186</text:p>
          </table:table-cell>
          <table:table-cell office:value-type="float" office:value="1484" calcext:value-type="float">
            <text:p>1484</text:p>
          </table:table-cell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6776" calcext:value-type="float">
            <text:p>9599,96776</text:p>
          </table:table-cell>
          <table:table-cell office:value-type="float" office:value="1497" calcext:value-type="float">
            <text:p>1497</text:p>
          </table:table-cell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6836" calcext:value-type="float">
            <text:p>9699,9683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7204" calcext:value-type="float">
            <text:p>9799,97204</text:p>
          </table:table-cell>
          <table:table-cell office:value-type="float" office:value="1470" calcext:value-type="float">
            <text:p>1470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7304" calcext:value-type="float">
            <text:p>9899,97304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76" calcext:value-type="float">
            <text:p>9999,976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6808" calcext:value-type="float">
            <text:p>10099,96808</text:p>
          </table:table-cell>
          <table:table-cell office:value-type="float" office:value="1470" calcext:value-type="float">
            <text:p>1470</text:p>
          </table:table-cell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6914" calcext:value-type="float">
            <text:p>10199,9691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65" calcext:value-type="float">
            <text:p>10299,965</text:p>
          </table:table-cell>
          <table:table-cell office:value-type="float" office:value="1500" calcext:value-type="float">
            <text:p>1500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1162" calcext:value-type="float">
            <text:p>10400,01162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8424" calcext:value-type="float">
            <text:p>10499,98424</text:p>
          </table:table-cell>
          <table:table-cell office:value-type="float" office:value="1488" calcext:value-type="float">
            <text:p>1488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7634" calcext:value-type="float">
            <text:p>10599,97634</text:p>
          </table:table-cell>
          <table:table-cell office:value-type="float" office:value="1501" calcext:value-type="float">
            <text:p>1501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7182" calcext:value-type="float">
            <text:p>10699,97182</text:p>
          </table:table-cell>
          <table:table-cell office:value-type="float" office:value="1512" calcext:value-type="float">
            <text:p>151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9734" calcext:value-type="float">
            <text:p>10799,99734</text:p>
          </table:table-cell>
          <table:table-cell office:value-type="float" office:value="1498" calcext:value-type="float">
            <text:p>1498</text:p>
          </table:table-cell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7728" calcext:value-type="float">
            <text:p>10899,97728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8818" calcext:value-type="float">
            <text:p>10999,98818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7304" calcext:value-type="float">
            <text:p>11099,97304</text:p>
          </table:table-cell>
          <table:table-cell office:value-type="float" office:value="1488" calcext:value-type="float">
            <text:p>1488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056" calcext:value-type="float">
            <text:p>11200,0005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6408" calcext:value-type="float">
            <text:p>11299,96408</text:p>
          </table:table-cell>
          <table:table-cell office:value-type="float" office:value="1484" calcext:value-type="float">
            <text:p>1484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9672" calcext:value-type="float">
            <text:p>11399,99672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6928" calcext:value-type="float">
            <text:p>11499,96928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7282" calcext:value-type="float">
            <text:p>11599,97282</text:p>
          </table:table-cell>
          <table:table-cell office:value-type="float" office:value="1498" calcext:value-type="float">
            <text:p>1498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096" calcext:value-type="float">
            <text:p>11700,0096</text:p>
          </table:table-cell>
          <table:table-cell office:value-type="float" office:value="1484" calcext:value-type="float">
            <text:p>1484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7544" calcext:value-type="float">
            <text:p>11799,9754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655" calcext:value-type="float">
            <text:p>11899,9655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6178" calcext:value-type="float">
            <text:p>11999,96178</text:p>
          </table:table-cell>
          <table:table-cell office:value-type="float" office:value="1513" calcext:value-type="float">
            <text:p>151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7406" calcext:value-type="float">
            <text:p>12099,97406</text:p>
          </table:table-cell>
          <table:table-cell office:value-type="float" office:value="1501" calcext:value-type="float">
            <text:p>1501</text:p>
          </table:table-cell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7322" calcext:value-type="float">
            <text:p>12199,97322</text:p>
          </table:table-cell>
          <table:table-cell office:value-type="float" office:value="1498" calcext:value-type="float">
            <text:p>149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8278" calcext:value-type="float">
            <text:p>12299,98278</text:p>
          </table:table-cell>
          <table:table-cell office:value-type="float" office:value="1483" calcext:value-type="float">
            <text:p>1483</text:p>
          </table:table-cell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8064" calcext:value-type="float">
            <text:p>12399,98064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6918" calcext:value-type="float">
            <text:p>12499,96918</text:p>
          </table:table-cell>
          <table:table-cell office:value-type="float" office:value="1488" calcext:value-type="float">
            <text:p>1488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7896" calcext:value-type="float">
            <text:p>12599,97896</text:p>
          </table:table-cell>
          <table:table-cell office:value-type="float" office:value="1501" calcext:value-type="float">
            <text:p>1501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432" calcext:value-type="float">
            <text:p>12699,9943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7338" calcext:value-type="float">
            <text:p>12799,97338</text:p>
          </table:table-cell>
          <table:table-cell office:value-type="float" office:value="1502" calcext:value-type="float">
            <text:p>150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6422" calcext:value-type="float">
            <text:p>12899,9642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7084" calcext:value-type="float">
            <text:p>12999,97084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674" calcext:value-type="float">
            <text:p>13099,9967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654" calcext:value-type="float">
            <text:p>13199,965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1652" calcext:value-type="float">
            <text:p>13300,01652</text:p>
          </table:table-cell>
          <table:table-cell office:value-type="float" office:value="1497" calcext:value-type="float">
            <text:p>1497</text:p>
          </table:table-cell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173" calcext:value-type="float">
            <text:p>13400,0173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861" calcext:value-type="float">
            <text:p>13499,9861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6212" calcext:value-type="float">
            <text:p>13599,9621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7306" calcext:value-type="float">
            <text:p>13699,97306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8242" calcext:value-type="float">
            <text:p>13799,98242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8254" calcext:value-type="float">
            <text:p>13899,98254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899" calcext:value-type="float">
            <text:p>13999,9899</text:p>
          </table:table-cell>
          <table:table-cell office:value-type="float" office:value="1503" calcext:value-type="float">
            <text:p>1503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6556" calcext:value-type="float">
            <text:p>14099,9655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1942" calcext:value-type="float">
            <text:p>14200,01942</text:p>
          </table:table-cell>
          <table:table-cell office:value-type="float" office:value="1500" calcext:value-type="float">
            <text:p>1500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756" calcext:value-type="float">
            <text:p>14299,9756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823" calcext:value-type="float">
            <text:p>14399,9823</text:p>
          </table:table-cell>
          <table:table-cell office:value-type="float" office:value="1501" calcext:value-type="float">
            <text:p>1501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8746" calcext:value-type="float">
            <text:p>14499,98746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6384" calcext:value-type="float">
            <text:p>14599,96384</text:p>
          </table:table-cell>
          <table:table-cell office:value-type="float" office:value="1509" calcext:value-type="float">
            <text:p>1509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9492" calcext:value-type="float">
            <text:p>14699,9949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1836" calcext:value-type="float">
            <text:p>14800,01836</text:p>
          </table:table-cell>
          <table:table-cell office:value-type="float" office:value="1501" calcext:value-type="float">
            <text:p>1501</text:p>
          </table:table-cell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6508" calcext:value-type="float">
            <text:p>14899,96508</text:p>
          </table:table-cell>
          <table:table-cell office:value-type="float" office:value="1484" calcext:value-type="float">
            <text:p>1484</text:p>
          </table:table-cell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676" calcext:value-type="float">
            <text:p>14999,9676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735" calcext:value-type="float">
            <text:p>15099,9735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7202" calcext:value-type="float">
            <text:p>15199,97202</text:p>
          </table:table-cell>
          <table:table-cell office:value-type="float" office:value="1502" calcext:value-type="float">
            <text:p>1502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6926" calcext:value-type="float">
            <text:p>15299,96926</text:p>
          </table:table-cell>
          <table:table-cell office:value-type="float" office:value="1501" calcext:value-type="float">
            <text:p>1501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1246" calcext:value-type="float">
            <text:p>15400,01246</text:p>
          </table:table-cell>
          <table:table-cell office:value-type="float" office:value="1488" calcext:value-type="float">
            <text:p>1488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8288" calcext:value-type="float">
            <text:p>15499,98288</text:p>
          </table:table-cell>
          <table:table-cell office:value-type="float" office:value="1502" calcext:value-type="float">
            <text:p>150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767" calcext:value-type="float">
            <text:p>15599,9767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524" calcext:value-type="float">
            <text:p>15699,9952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882" calcext:value-type="float">
            <text:p>15799,988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7492" calcext:value-type="float">
            <text:p>15899,97492</text:p>
          </table:table-cell>
          <table:table-cell office:value-type="float" office:value="1509" calcext:value-type="float">
            <text:p>150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0148" calcext:value-type="float">
            <text:p>16000,00148</text:p>
          </table:table-cell>
          <table:table-cell office:value-type="float" office:value="1514" calcext:value-type="float">
            <text:p>1514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6054" calcext:value-type="float">
            <text:p>16099,9605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6792" calcext:value-type="float">
            <text:p>16199,96792</text:p>
          </table:table-cell>
          <table:table-cell office:value-type="float" office:value="1501" calcext:value-type="float">
            <text:p>1501</text:p>
          </table:table-cell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55" calcext:value-type="float">
            <text:p>16299,9955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846" calcext:value-type="float">
            <text:p>16399,9846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7362" calcext:value-type="float">
            <text:p>16499,97362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639" calcext:value-type="float">
            <text:p>16599,9639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8036" calcext:value-type="float">
            <text:p>16699,98036</text:p>
          </table:table-cell>
          <table:table-cell office:value-type="float" office:value="1501" calcext:value-type="float">
            <text:p>1501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8826" calcext:value-type="float">
            <text:p>16799,9882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6222" calcext:value-type="float">
            <text:p>16899,96222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8372" calcext:value-type="float">
            <text:p>16999,9837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8406" calcext:value-type="float">
            <text:p>17099,9840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6892" calcext:value-type="float">
            <text:p>17199,9689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676" calcext:value-type="float">
            <text:p>17299,9676</text:p>
          </table:table-cell>
          <table:table-cell office:value-type="float" office:value="1501" calcext:value-type="float">
            <text:p>1501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8088" calcext:value-type="float">
            <text:p>17399,9808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8448" calcext:value-type="float">
            <text:p>17499,9844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631" calcext:value-type="float">
            <text:p>17599,9631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698" calcext:value-type="float">
            <text:p>17699,969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0258" calcext:value-type="float">
            <text:p>17800,00258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6596" calcext:value-type="float">
            <text:p>17899,96596</text:p>
          </table:table-cell>
          <table:table-cell office:value-type="float" office:value="1501" calcext:value-type="float">
            <text:p>1501</text:p>
          </table:table-cell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6286" calcext:value-type="float">
            <text:p>17999,96286</text:p>
          </table:table-cell>
          <table:table-cell office:value-type="float" office:value="1501" calcext:value-type="float">
            <text:p>1501</text:p>
          </table:table-cell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7236" calcext:value-type="float">
            <text:p>18099,97236</text:p>
          </table:table-cell>
          <table:table-cell office:value-type="float" office:value="1502" calcext:value-type="float">
            <text:p>1502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9586" calcext:value-type="float">
            <text:p>18199,99586</text:p>
          </table:table-cell>
          <table:table-cell office:value-type="float" office:value="1501" calcext:value-type="float">
            <text:p>1501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6808" calcext:value-type="float">
            <text:p>18299,96808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7458" calcext:value-type="float">
            <text:p>18399,9745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7184" calcext:value-type="float">
            <text:p>18499,97184</text:p>
          </table:table-cell>
          <table:table-cell office:value-type="float" office:value="1501" calcext:value-type="float">
            <text:p>1501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2092" calcext:value-type="float">
            <text:p>18600,0209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8864" calcext:value-type="float">
            <text:p>18699,98864</text:p>
          </table:table-cell>
          <table:table-cell office:value-type="float" office:value="1501" calcext:value-type="float">
            <text:p>1501</text:p>
          </table:table-cell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6982" calcext:value-type="float">
            <text:p>18799,9698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691" calcext:value-type="float">
            <text:p>18899,9691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093" calcext:value-type="float">
            <text:p>19000,0093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7502" calcext:value-type="float">
            <text:p>19099,9750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8336" calcext:value-type="float">
            <text:p>19199,98336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7942" calcext:value-type="float">
            <text:p>19299,9794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8508" calcext:value-type="float">
            <text:p>19399,98508</text:p>
          </table:table-cell>
          <table:table-cell office:value-type="float" office:value="1501" calcext:value-type="float">
            <text:p>1501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8284" calcext:value-type="float">
            <text:p>19499,9828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6374" calcext:value-type="float">
            <text:p>19599,96374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6828" calcext:value-type="float">
            <text:p>19699,9682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7504" calcext:value-type="float">
            <text:p>19799,9750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7712" calcext:value-type="float">
            <text:p>19899,97712</text:p>
          </table:table-cell>
          <table:table-cell office:value-type="float" office:value="1501" calcext:value-type="float">
            <text:p>1501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7168" calcext:value-type="float">
            <text:p>19999,9716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6378" calcext:value-type="float">
            <text:p>20099,96378</text:p>
          </table:table-cell>
          <table:table-cell office:value-type="float" office:value="1501" calcext:value-type="float">
            <text:p>1501</text:p>
          </table:table-cell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9684" calcext:value-type="float">
            <text:p>20199,99684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7466" calcext:value-type="float">
            <text:p>20299,97466</text:p>
          </table:table-cell>
          <table:table-cell office:value-type="float" office:value="1501" calcext:value-type="float">
            <text:p>1501</text:p>
          </table:table-cell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9892" calcext:value-type="float">
            <text:p>20399,99892</text:p>
          </table:table-cell>
          <table:table-cell office:value-type="float" office:value="1502" calcext:value-type="float">
            <text:p>150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8158" calcext:value-type="float">
            <text:p>20499,9815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854" calcext:value-type="float">
            <text:p>20599,9854</text:p>
          </table:table-cell>
          <table:table-cell office:value-type="float" office:value="1518" calcext:value-type="float">
            <text:p>1518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6602" calcext:value-type="float">
            <text:p>20699,96602</text:p>
          </table:table-cell>
          <table:table-cell office:value-type="float" office:value="1501" calcext:value-type="float">
            <text:p>1501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7798" calcext:value-type="float">
            <text:p>20799,97798</text:p>
          </table:table-cell>
          <table:table-cell office:value-type="float" office:value="1495" calcext:value-type="float">
            <text:p>1495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8558" calcext:value-type="float">
            <text:p>20899,98558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00.03238" calcext:value-type="float">
            <text:p>21000,0323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7784" calcext:value-type="float">
            <text:p>21099,9778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675" calcext:value-type="float">
            <text:p>21199,9675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6578" calcext:value-type="float">
            <text:p>21299,96578</text:p>
          </table:table-cell>
          <table:table-cell office:value-type="float" office:value="1495" calcext:value-type="float">
            <text:p>1495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6348" calcext:value-type="float">
            <text:p>21399,96348</text:p>
          </table:table-cell>
          <table:table-cell office:value-type="float" office:value="1493" calcext:value-type="float">
            <text:p>1493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8974" calcext:value-type="float">
            <text:p>21499,98974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73" calcext:value-type="float">
            <text:p>21599,9973</text:p>
          </table:table-cell>
          <table:table-cell office:value-type="float" office:value="1468" calcext:value-type="float">
            <text:p>1468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7064" calcext:value-type="float">
            <text:p>21699,9706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7914" calcext:value-type="float">
            <text:p>21799,97914</text:p>
          </table:table-cell>
          <table:table-cell office:value-type="float" office:value="1494" calcext:value-type="float">
            <text:p>1494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698" calcext:value-type="float">
            <text:p>21899,99698</text:p>
          </table:table-cell>
          <table:table-cell office:value-type="float" office:value="1501" calcext:value-type="float">
            <text:p>1501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7886" calcext:value-type="float">
            <text:p>21999,9788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1766" calcext:value-type="float">
            <text:p>22100,01766</text:p>
          </table:table-cell>
          <table:table-cell office:value-type="float" office:value="1474" calcext:value-type="float">
            <text:p>1474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6096" calcext:value-type="float">
            <text:p>22199,96096</text:p>
          </table:table-cell>
          <table:table-cell office:value-type="float" office:value="1475" calcext:value-type="float">
            <text:p>1475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628" calcext:value-type="float">
            <text:p>22299,99628</text:p>
          </table:table-cell>
          <table:table-cell office:value-type="float" office:value="1495" calcext:value-type="float">
            <text:p>1495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6826" calcext:value-type="float">
            <text:p>22399,96826</text:p>
          </table:table-cell>
          <table:table-cell office:value-type="float" office:value="1475" calcext:value-type="float">
            <text:p>1475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6328" calcext:value-type="float">
            <text:p>22499,96328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7878" calcext:value-type="float">
            <text:p>22599,9787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707" calcext:value-type="float">
            <text:p>22699,9707</text:p>
          </table:table-cell>
          <table:table-cell office:value-type="float" office:value="1467" calcext:value-type="float">
            <text:p>1467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224" calcext:value-type="float">
            <text:p>22799,99224</text:p>
          </table:table-cell>
          <table:table-cell office:value-type="float" office:value="1494" calcext:value-type="float">
            <text:p>1494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6888" calcext:value-type="float">
            <text:p>22899,96888</text:p>
          </table:table-cell>
          <table:table-cell office:value-type="float" office:value="1494" calcext:value-type="float">
            <text:p>149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648" calcext:value-type="float">
            <text:p>22999,9648</text:p>
          </table:table-cell>
          <table:table-cell office:value-type="float" office:value="1474" calcext:value-type="float">
            <text:p>1474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6824" calcext:value-type="float">
            <text:p>23099,96824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7604" calcext:value-type="float">
            <text:p>23199,97604</text:p>
          </table:table-cell>
          <table:table-cell office:value-type="float" office:value="1468" calcext:value-type="float">
            <text:p>1468</text:p>
          </table:table-cell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9266" calcext:value-type="float">
            <text:p>23299,99266</text:p>
          </table:table-cell>
          <table:table-cell office:value-type="float" office:value="1495" calcext:value-type="float">
            <text:p>1495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6928" calcext:value-type="float">
            <text:p>23399,9692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9642" calcext:value-type="float">
            <text:p>23499,99642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645" calcext:value-type="float">
            <text:p>23599,9645</text:p>
          </table:table-cell>
          <table:table-cell office:value-type="float" office:value="1468" calcext:value-type="float">
            <text:p>146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7362" calcext:value-type="float">
            <text:p>23699,97362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7882" calcext:value-type="float">
            <text:p>23799,97882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845" calcext:value-type="float">
            <text:p>23899,9845</text:p>
          </table:table-cell>
          <table:table-cell office:value-type="float" office:value="1494" calcext:value-type="float">
            <text:p>1494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8768" calcext:value-type="float">
            <text:p>23999,98768</text:p>
          </table:table-cell>
          <table:table-cell office:value-type="float" office:value="1473" calcext:value-type="float">
            <text:p>1473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7098" calcext:value-type="float">
            <text:p>24099,97098</text:p>
          </table:table-cell>
          <table:table-cell office:value-type="float" office:value="1475" calcext:value-type="float">
            <text:p>1475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8366" calcext:value-type="float">
            <text:p>24199,98366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611" calcext:value-type="float">
            <text:p>24299,9611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6684" calcext:value-type="float">
            <text:p>24399,9668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8564" calcext:value-type="float">
            <text:p>24499,98564</text:p>
          </table:table-cell>
          <table:table-cell office:value-type="float" office:value="1495" calcext:value-type="float">
            <text:p>1495</text:p>
          </table:table-cell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0662" calcext:value-type="float">
            <text:p>24600,00662</text:p>
          </table:table-cell>
          <table:table-cell office:value-type="float" office:value="1469" calcext:value-type="float">
            <text:p>1469</text:p>
          </table:table-cell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6632" calcext:value-type="float">
            <text:p>24699,96632</text:p>
          </table:table-cell>
          <table:table-cell office:value-type="float" office:value="1498" calcext:value-type="float">
            <text:p>149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7158" calcext:value-type="float">
            <text:p>24799,97158</text:p>
          </table:table-cell>
          <table:table-cell office:value-type="float" office:value="1468" calcext:value-type="float">
            <text:p>146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7068" calcext:value-type="float">
            <text:p>24899,9706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647" calcext:value-type="float">
            <text:p>24999,9647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6968" calcext:value-type="float">
            <text:p>25099,96968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6994" calcext:value-type="float">
            <text:p>25199,96994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7694" calcext:value-type="float">
            <text:p>25299,97694</text:p>
          </table:table-cell>
          <table:table-cell office:value-type="float" office:value="1493" calcext:value-type="float">
            <text:p>1493</text:p>
          </table:table-cell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8794" calcext:value-type="float">
            <text:p>25399,98794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686" calcext:value-type="float">
            <text:p>25500,00686</text:p>
          </table:table-cell>
          <table:table-cell office:value-type="float" office:value="1477" calcext:value-type="float">
            <text:p>147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6842" calcext:value-type="float">
            <text:p>25599,96842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8422" calcext:value-type="float">
            <text:p>25699,98422</text:p>
          </table:table-cell>
          <table:table-cell office:value-type="float" office:value="1474" calcext:value-type="float">
            <text:p>147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6578" calcext:value-type="float">
            <text:p>25799,9657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638" calcext:value-type="float">
            <text:p>25899,9638</text:p>
          </table:table-cell>
          <table:table-cell office:value-type="float" office:value="1501" calcext:value-type="float">
            <text:p>1501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6142" calcext:value-type="float">
            <text:p>25999,96142</text:p>
          </table:table-cell>
          <table:table-cell office:value-type="float" office:value="1501" calcext:value-type="float">
            <text:p>1501</text:p>
          </table:table-cell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036" calcext:value-type="float">
            <text:p>26100,0036</text:p>
          </table:table-cell>
          <table:table-cell office:value-type="float" office:value="1501" calcext:value-type="float">
            <text:p>1501</text:p>
          </table:table-cell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9058" calcext:value-type="float">
            <text:p>26199,99058</text:p>
          </table:table-cell>
          <table:table-cell office:value-type="float" office:value="1493" calcext:value-type="float">
            <text:p>1493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7224" calcext:value-type="float">
            <text:p>26299,97224</text:p>
          </table:table-cell>
          <table:table-cell office:value-type="float" office:value="1494" calcext:value-type="float">
            <text:p>149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6388" calcext:value-type="float">
            <text:p>26399,96388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7602" calcext:value-type="float">
            <text:p>26499,9760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0996" calcext:value-type="float">
            <text:p>26600,00996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8064" calcext:value-type="float">
            <text:p>26699,98064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7582" calcext:value-type="float">
            <text:p>26799,97582</text:p>
          </table:table-cell>
          <table:table-cell office:value-type="float" office:value="1493" calcext:value-type="float">
            <text:p>1493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75" calcext:value-type="float">
            <text:p>26899,975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694" calcext:value-type="float">
            <text:p>26999,969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725" calcext:value-type="float">
            <text:p>27099,9725</text:p>
          </table:table-cell>
          <table:table-cell office:value-type="float" office:value="1475" calcext:value-type="float">
            <text:p>1475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637" calcext:value-type="float">
            <text:p>27199,9637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8142" calcext:value-type="float">
            <text:p>27299,98142</text:p>
          </table:table-cell>
          <table:table-cell office:value-type="float" office:value="1505" calcext:value-type="float">
            <text:p>1505</text:p>
          </table:table-cell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2586" calcext:value-type="float">
            <text:p>27400,0258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7794" calcext:value-type="float">
            <text:p>27499,97794</text:p>
          </table:table-cell>
          <table:table-cell office:value-type="float" office:value="1494" calcext:value-type="float">
            <text:p>1494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6712" calcext:value-type="float">
            <text:p>27599,96712</text:p>
          </table:table-cell>
          <table:table-cell office:value-type="float" office:value="1493" calcext:value-type="float">
            <text:p>1493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7076" calcext:value-type="float">
            <text:p>27699,97076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8198" calcext:value-type="float">
            <text:p>27799,98198</text:p>
          </table:table-cell>
          <table:table-cell office:value-type="float" office:value="1501" calcext:value-type="float">
            <text:p>1501</text:p>
          </table:table-cell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7226" calcext:value-type="float">
            <text:p>27899,97226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675" calcext:value-type="float">
            <text:p>27999,9675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8298" calcext:value-type="float">
            <text:p>28099,98298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8236" calcext:value-type="float">
            <text:p>28199,98236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7148" calcext:value-type="float">
            <text:p>28299,97148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1096" calcext:value-type="float">
            <text:p>28400,01096</text:p>
          </table:table-cell>
          <table:table-cell office:value-type="float" office:value="1475" calcext:value-type="float">
            <text:p>1475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8528" calcext:value-type="float">
            <text:p>28499,98528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0192" calcext:value-type="float">
            <text:p>28600,00192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7438" calcext:value-type="float">
            <text:p>28699,97438</text:p>
          </table:table-cell>
          <table:table-cell office:value-type="float" office:value="1473" calcext:value-type="float">
            <text:p>1473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718" calcext:value-type="float">
            <text:p>28799,9718</text:p>
          </table:table-cell>
          <table:table-cell office:value-type="float" office:value="1493" calcext:value-type="float">
            <text:p>1493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1346" calcext:value-type="float">
            <text:p>28900,01346</text:p>
          </table:table-cell>
          <table:table-cell office:value-type="float" office:value="1495" calcext:value-type="float">
            <text:p>1495</text:p>
          </table:table-cell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6662" calcext:value-type="float">
            <text:p>28999,96662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931" calcext:value-type="float">
            <text:p>29099,9931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7656" calcext:value-type="float">
            <text:p>29199,97656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7038" calcext:value-type="float">
            <text:p>29299,97038</text:p>
          </table:table-cell>
          <table:table-cell office:value-type="float" office:value="1473" calcext:value-type="float">
            <text:p>1473</text:p>
          </table:table-cell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652" calcext:value-type="float">
            <text:p>29399,9652</text:p>
          </table:table-cell>
          <table:table-cell office:value-type="float" office:value="1469" calcext:value-type="float">
            <text:p>1469</text:p>
          </table:table-cell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8972" calcext:value-type="float">
            <text:p>29499,98972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9234" calcext:value-type="float">
            <text:p>29599,99234</text:p>
          </table:table-cell>
          <table:table-cell office:value-type="float" office:value="1467" calcext:value-type="float">
            <text:p>1467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7662" calcext:value-type="float">
            <text:p>29699,97662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9022" calcext:value-type="float">
            <text:p>29799,9902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7484" calcext:value-type="float">
            <text:p>29899,97484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648" calcext:value-type="float">
            <text:p>29999,9648</text:p>
          </table:table-cell>
          <table:table-cell office:value-type="float" office:value="1469" calcext:value-type="float">
            <text:p>1469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1998" calcext:value-type="float">
            <text:p>30100,01998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6932" calcext:value-type="float">
            <text:p>30199,96932</text:p>
          </table:table-cell>
          <table:table-cell office:value-type="float" office:value="1524" calcext:value-type="float">
            <text:p>1524</text:p>
          </table:table-cell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8534" calcext:value-type="float">
            <text:p>30299,98534</text:p>
          </table:table-cell>
          <table:table-cell office:value-type="float" office:value="1475" calcext:value-type="float">
            <text:p>1475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661" calcext:value-type="float">
            <text:p>30399,9661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6918" calcext:value-type="float">
            <text:p>30499,96918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7558" calcext:value-type="float">
            <text:p>30599,97558</text:p>
          </table:table-cell>
          <table:table-cell office:value-type="float" office:value="1484" calcext:value-type="float">
            <text:p>1484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7678" calcext:value-type="float">
            <text:p>30699,97678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907" calcext:value-type="float">
            <text:p>30799,9907</text:p>
          </table:table-cell>
          <table:table-cell office:value-type="float" office:value="1467" calcext:value-type="float">
            <text:p>1467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7898" calcext:value-type="float">
            <text:p>30899,97898</text:p>
          </table:table-cell>
          <table:table-cell office:value-type="float" office:value="1473" calcext:value-type="float">
            <text:p>147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7626" calcext:value-type="float">
            <text:p>30999,97626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7204" calcext:value-type="float">
            <text:p>31099,97204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6768" calcext:value-type="float">
            <text:p>31199,96768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6952" calcext:value-type="float">
            <text:p>31299,96952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7142" calcext:value-type="float">
            <text:p>31399,97142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6184" calcext:value-type="float">
            <text:p>31499,96184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7848" calcext:value-type="float">
            <text:p>31599,97848</text:p>
          </table:table-cell>
          <table:table-cell office:value-type="float" office:value="1499" calcext:value-type="float">
            <text:p>1499</text:p>
          </table:table-cell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8468" calcext:value-type="float">
            <text:p>31699,98468</text:p>
          </table:table-cell>
          <table:table-cell office:value-type="float" office:value="1503" calcext:value-type="float">
            <text:p>150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683" calcext:value-type="float">
            <text:p>31799,9683</text:p>
          </table:table-cell>
          <table:table-cell office:value-type="float" office:value="1474" calcext:value-type="float">
            <text:p>1474</text:p>
          </table:table-cell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6992" calcext:value-type="float">
            <text:p>31899,96992</text:p>
          </table:table-cell>
          <table:table-cell office:value-type="float" office:value="1494" calcext:value-type="float">
            <text:p>149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788" calcext:value-type="float">
            <text:p>31999,978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2194" calcext:value-type="float">
            <text:p>32100,02194</text:p>
          </table:table-cell>
          <table:table-cell office:value-type="float" office:value="1493" calcext:value-type="float">
            <text:p>1493</text:p>
          </table:table-cell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615" calcext:value-type="float">
            <text:p>32199,9615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7106" calcext:value-type="float">
            <text:p>32299,97106</text:p>
          </table:table-cell>
          <table:table-cell office:value-type="float" office:value="1474" calcext:value-type="float">
            <text:p>1474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0496" calcext:value-type="float">
            <text:p>32400,00496</text:p>
          </table:table-cell>
          <table:table-cell office:value-type="float" office:value="1469" calcext:value-type="float">
            <text:p>1469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966" calcext:value-type="float">
            <text:p>32499,9966</text:p>
          </table:table-cell>
          <table:table-cell office:value-type="float" office:value="1467" calcext:value-type="float">
            <text:p>146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546" calcext:value-type="float">
            <text:p>32599,99546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667" calcext:value-type="float">
            <text:p>32699,9667</text:p>
          </table:table-cell>
          <table:table-cell office:value-type="float" office:value="1469" calcext:value-type="float">
            <text:p>1469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7432" calcext:value-type="float">
            <text:p>32799,97432</text:p>
          </table:table-cell>
          <table:table-cell office:value-type="float" office:value="1474" calcext:value-type="float">
            <text:p>147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651" calcext:value-type="float">
            <text:p>32899,9651</text:p>
          </table:table-cell>
          <table:table-cell office:value-type="float" office:value="1473" calcext:value-type="float">
            <text:p>1473</text:p>
          </table:table-cell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649" calcext:value-type="float">
            <text:p>32999,9649</text:p>
          </table:table-cell>
          <table:table-cell office:value-type="float" office:value="1469" calcext:value-type="float">
            <text:p>1469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3832" calcext:value-type="float">
            <text:p>33100,03832</text:p>
          </table:table-cell>
          <table:table-cell office:value-type="float" office:value="1493" calcext:value-type="float">
            <text:p>1493</text:p>
          </table:table-cell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6852" calcext:value-type="float">
            <text:p>33199,96852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7388" calcext:value-type="float">
            <text:p>33299,9738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6256" calcext:value-type="float">
            <text:p>33399,96256</text:p>
          </table:table-cell>
          <table:table-cell office:value-type="float" office:value="1493" calcext:value-type="float">
            <text:p>1493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6508" calcext:value-type="float">
            <text:p>33499,96508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7062" calcext:value-type="float">
            <text:p>33599,9706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7542" calcext:value-type="float">
            <text:p>33699,97542</text:p>
          </table:table-cell>
          <table:table-cell office:value-type="float" office:value="1469" calcext:value-type="float">
            <text:p>1469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9228" calcext:value-type="float">
            <text:p>33799,99228</text:p>
          </table:table-cell>
          <table:table-cell office:value-type="float" office:value="1494" calcext:value-type="float">
            <text:p>1494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6488" calcext:value-type="float">
            <text:p>33899,96488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8022" calcext:value-type="float">
            <text:p>33999,98022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702" calcext:value-type="float">
            <text:p>34099,9702</text:p>
          </table:table-cell>
          <table:table-cell office:value-type="float" office:value="1494" calcext:value-type="float">
            <text:p>149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6976" calcext:value-type="float">
            <text:p>34199,9697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8974" calcext:value-type="float">
            <text:p>34299,98974</text:p>
          </table:table-cell>
          <table:table-cell office:value-type="float" office:value="1469" calcext:value-type="float">
            <text:p>1469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7316" calcext:value-type="float">
            <text:p>34399,97316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7114" calcext:value-type="float">
            <text:p>34499,97114</text:p>
          </table:table-cell>
          <table:table-cell office:value-type="float" office:value="1499" calcext:value-type="float">
            <text:p>1499</text:p>
          </table:table-cell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7544" calcext:value-type="float">
            <text:p>34599,9754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7238" calcext:value-type="float">
            <text:p>34699,97238</text:p>
          </table:table-cell>
          <table:table-cell office:value-type="float" office:value="1484" calcext:value-type="float">
            <text:p>1484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913" calcext:value-type="float">
            <text:p>34799,9913</text:p>
          </table:table-cell>
          <table:table-cell office:value-type="float" office:value="1493" calcext:value-type="float">
            <text:p>1493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655" calcext:value-type="float">
            <text:p>34899,9655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926" calcext:value-type="float">
            <text:p>34999,9926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6744" calcext:value-type="float">
            <text:p>35099,96744</text:p>
          </table:table-cell>
          <table:table-cell office:value-type="float" office:value="1499" calcext:value-type="float">
            <text:p>1499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204" calcext:value-type="float">
            <text:p>35199,98204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6378" calcext:value-type="float">
            <text:p>35299,96378</text:p>
          </table:table-cell>
          <table:table-cell office:value-type="float" office:value="1469" calcext:value-type="float">
            <text:p>146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6424" calcext:value-type="float">
            <text:p>35399,96424</text:p>
          </table:table-cell>
          <table:table-cell office:value-type="float" office:value="1494" calcext:value-type="float">
            <text:p>1494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00.03274" calcext:value-type="float">
            <text:p>35500,0327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22" calcext:value-type="float">
            <text:p>35600,022</text:p>
          </table:table-cell>
          <table:table-cell office:value-type="float" office:value="1501" calcext:value-type="float">
            <text:p>1501</text:p>
          </table:table-cell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9222" calcext:value-type="float">
            <text:p>35699,99222</text:p>
          </table:table-cell>
          <table:table-cell office:value-type="float" office:value="1469" calcext:value-type="float">
            <text:p>1469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7426" calcext:value-type="float">
            <text:p>35799,97426</text:p>
          </table:table-cell>
          <table:table-cell office:value-type="float" office:value="1501" calcext:value-type="float">
            <text:p>1501</text:p>
          </table:table-cell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8138" calcext:value-type="float">
            <text:p>35899,98138</text:p>
          </table:table-cell>
          <table:table-cell office:value-type="float" office:value="1469" calcext:value-type="float">
            <text:p>1469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715" calcext:value-type="float">
            <text:p>35999,9715</text:p>
          </table:table-cell>
          <table:table-cell office:value-type="float" office:value="1501" calcext:value-type="float">
            <text:p>1501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6324" calcext:value-type="float">
            <text:p>36099,96324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6228" calcext:value-type="float">
            <text:p>36199,96228</text:p>
          </table:table-cell>
          <table:table-cell office:value-type="float" office:value="1475" calcext:value-type="float">
            <text:p>1475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6728" calcext:value-type="float">
            <text:p>36299,96728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5962" calcext:value-type="float">
            <text:p>36400,05962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3238" calcext:value-type="float">
            <text:p>36500,03238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7038" calcext:value-type="float">
            <text:p>36599,97038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554" calcext:value-type="float">
            <text:p>36699,99554</text:p>
          </table:table-cell>
          <table:table-cell office:value-type="float" office:value="1475" calcext:value-type="float">
            <text:p>1475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7552" calcext:value-type="float">
            <text:p>36799,97552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737" calcext:value-type="float">
            <text:p>36899,9737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7248" calcext:value-type="float">
            <text:p>36999,97248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6264" calcext:value-type="float">
            <text:p>37099,9626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7008" calcext:value-type="float">
            <text:p>37199,97008</text:p>
          </table:table-cell>
          <table:table-cell office:value-type="float" office:value="1499" calcext:value-type="float">
            <text:p>1499</text:p>
          </table:table-cell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7186" calcext:value-type="float">
            <text:p>37299,97186</text:p>
          </table:table-cell>
          <table:table-cell office:value-type="float" office:value="1469" calcext:value-type="float">
            <text:p>1469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6162" calcext:value-type="float">
            <text:p>37399,96162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7102" calcext:value-type="float">
            <text:p>37499,97102</text:p>
          </table:table-cell>
          <table:table-cell office:value-type="float" office:value="1474" calcext:value-type="float">
            <text:p>1474</text:p>
          </table:table-cell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9284" calcext:value-type="float">
            <text:p>37599,99284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6274" calcext:value-type="float">
            <text:p>37699,96274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6634" calcext:value-type="float">
            <text:p>37799,96634</text:p>
          </table:table-cell>
          <table:table-cell office:value-type="float" office:value="1501" calcext:value-type="float">
            <text:p>1501</text:p>
          </table:table-cell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0122" calcext:value-type="float">
            <text:p>37900,00122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7218" calcext:value-type="float">
            <text:p>37999,9721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8534" calcext:value-type="float">
            <text:p>38099,98534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6306" calcext:value-type="float">
            <text:p>38199,96306</text:p>
          </table:table-cell>
          <table:table-cell office:value-type="float" office:value="1501" calcext:value-type="float">
            <text:p>1501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9596" calcext:value-type="float">
            <text:p>38299,99596</text:p>
          </table:table-cell>
          <table:table-cell office:value-type="float" office:value="1495" calcext:value-type="float">
            <text:p>1495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6604" calcext:value-type="float">
            <text:p>38399,96604</text:p>
          </table:table-cell>
          <table:table-cell office:value-type="float" office:value="1518" calcext:value-type="float">
            <text:p>1518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1206" calcext:value-type="float">
            <text:p>38500,01206</text:p>
          </table:table-cell>
          <table:table-cell office:value-type="float" office:value="1501" calcext:value-type="float">
            <text:p>1501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6572" calcext:value-type="float">
            <text:p>38599,96572</text:p>
          </table:table-cell>
          <table:table-cell office:value-type="float" office:value="1499" calcext:value-type="float">
            <text:p>1499</text:p>
          </table:table-cell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6618" calcext:value-type="float">
            <text:p>38699,96618</text:p>
          </table:table-cell>
          <table:table-cell office:value-type="float" office:value="1501" calcext:value-type="float">
            <text:p>1501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086" calcext:value-type="float">
            <text:p>38799,99086</text:p>
          </table:table-cell>
          <table:table-cell office:value-type="float" office:value="1494" calcext:value-type="float">
            <text:p>149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6612" calcext:value-type="float">
            <text:p>38899,96612</text:p>
          </table:table-cell>
          <table:table-cell office:value-type="float" office:value="1501" calcext:value-type="float">
            <text:p>1501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673" calcext:value-type="float">
            <text:p>38999,9673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8998" calcext:value-type="float">
            <text:p>39099,98998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1864" calcext:value-type="float">
            <text:p>39200,01864</text:p>
          </table:table-cell>
          <table:table-cell office:value-type="float" office:value="1493" calcext:value-type="float">
            <text:p>149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6086" calcext:value-type="float">
            <text:p>39299,9608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8022" calcext:value-type="float">
            <text:p>39399,98022</text:p>
          </table:table-cell>
          <table:table-cell office:value-type="float" office:value="1475" calcext:value-type="float">
            <text:p>1475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731" calcext:value-type="float">
            <text:p>39499,9731</text:p>
          </table:table-cell>
          <table:table-cell office:value-type="float" office:value="1501" calcext:value-type="float">
            <text:p>1501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3126" calcext:value-type="float">
            <text:p>39600,03126</text:p>
          </table:table-cell>
          <table:table-cell office:value-type="float" office:value="1501" calcext:value-type="float">
            <text:p>1501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6398" calcext:value-type="float">
            <text:p>39699,96398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7124" calcext:value-type="float">
            <text:p>39799,97124</text:p>
          </table:table-cell>
          <table:table-cell office:value-type="float" office:value="1476" calcext:value-type="float">
            <text:p>1476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7286" calcext:value-type="float">
            <text:p>39899,97286</text:p>
          </table:table-cell>
          <table:table-cell office:value-type="float" office:value="1509" calcext:value-type="float">
            <text:p>150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8814" calcext:value-type="float">
            <text:p>39999,98814</text:p>
          </table:table-cell>
          <table:table-cell office:value-type="float" office:value="1495" calcext:value-type="float">
            <text:p>1495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7596" calcext:value-type="float">
            <text:p>40099,9759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6398" calcext:value-type="float">
            <text:p>40199,96398</text:p>
          </table:table-cell>
          <table:table-cell office:value-type="float" office:value="1494" calcext:value-type="float">
            <text:p>1494</text:p>
          </table:table-cell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3752" calcext:value-type="float">
            <text:p>40300,03752</text:p>
          </table:table-cell>
          <table:table-cell office:value-type="float" office:value="1475" calcext:value-type="float">
            <text:p>147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9812" calcext:value-type="float">
            <text:p>40399,9981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2572" calcext:value-type="float">
            <text:p>40500,0257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6692" calcext:value-type="float">
            <text:p>40599,96692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767" calcext:value-type="float">
            <text:p>40699,9767</text:p>
          </table:table-cell>
          <table:table-cell office:value-type="float" office:value="1501" calcext:value-type="float">
            <text:p>1501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6618" calcext:value-type="float">
            <text:p>40799,96618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6362" calcext:value-type="float">
            <text:p>40899,96362</text:p>
          </table:table-cell>
          <table:table-cell office:value-type="float" office:value="1475" calcext:value-type="float">
            <text:p>1475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6698" calcext:value-type="float">
            <text:p>40999,9669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8938" calcext:value-type="float">
            <text:p>41099,98938</text:p>
          </table:table-cell>
          <table:table-cell office:value-type="float" office:value="1499" calcext:value-type="float">
            <text:p>1499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061" calcext:value-type="float">
            <text:p>41200,0061</text:p>
          </table:table-cell>
          <table:table-cell office:value-type="float" office:value="1502" calcext:value-type="float">
            <text:p>1502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7718" calcext:value-type="float">
            <text:p>41299,97718</text:p>
          </table:table-cell>
          <table:table-cell office:value-type="float" office:value="1499" calcext:value-type="float">
            <text:p>1499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7054" calcext:value-type="float">
            <text:p>41399,97054</text:p>
          </table:table-cell>
          <table:table-cell office:value-type="float" office:value="1484" calcext:value-type="float">
            <text:p>1484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6352" calcext:value-type="float">
            <text:p>41499,96352</text:p>
          </table:table-cell>
          <table:table-cell office:value-type="float" office:value="1499" calcext:value-type="float">
            <text:p>1499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8774" calcext:value-type="float">
            <text:p>41599,98774</text:p>
          </table:table-cell>
          <table:table-cell office:value-type="float" office:value="1495" calcext:value-type="float">
            <text:p>1495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7756" calcext:value-type="float">
            <text:p>41699,97756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800.00404" calcext:value-type="float">
            <text:p>41800,0040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908" calcext:value-type="float">
            <text:p>41899,9908</text:p>
          </table:table-cell>
          <table:table-cell office:value-type="float" office:value="1495" calcext:value-type="float">
            <text:p>1495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5854" calcext:value-type="float">
            <text:p>41999,95854</text:p>
          </table:table-cell>
          <table:table-cell office:value-type="float" office:value="1495" calcext:value-type="float">
            <text:p>149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6906" calcext:value-type="float">
            <text:p>42099,96906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647" calcext:value-type="float">
            <text:p>42199,9647</text:p>
          </table:table-cell>
          <table:table-cell office:value-type="float" office:value="1501" calcext:value-type="float">
            <text:p>1501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7278" calcext:value-type="float">
            <text:p>42299,9727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9626" calcext:value-type="float">
            <text:p>42399,99626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1012" calcext:value-type="float">
            <text:p>42500,0101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6148" calcext:value-type="float">
            <text:p>42599,9614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6908" calcext:value-type="float">
            <text:p>42699,9690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8414" calcext:value-type="float">
            <text:p>42799,98414</text:p>
          </table:table-cell>
          <table:table-cell office:value-type="float" office:value="1501" calcext:value-type="float">
            <text:p>1501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9616" calcext:value-type="float">
            <text:p>42899,9961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7202" calcext:value-type="float">
            <text:p>42999,97202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7208" calcext:value-type="float">
            <text:p>43099,9720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7582" calcext:value-type="float">
            <text:p>43199,9758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6264" calcext:value-type="float">
            <text:p>43299,9626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0476" calcext:value-type="float">
            <text:p>43400,0047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500.00726" calcext:value-type="float">
            <text:p>43500,0072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8746" calcext:value-type="float">
            <text:p>43599,98746</text:p>
          </table:table-cell>
          <table:table-cell office:value-type="float" office:value="1486" calcext:value-type="float">
            <text:p>1486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6328" calcext:value-type="float">
            <text:p>43699,96328</text:p>
          </table:table-cell>
          <table:table-cell office:value-type="float" office:value="1518" calcext:value-type="float">
            <text:p>151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6588" calcext:value-type="float">
            <text:p>43799,96588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7242" calcext:value-type="float">
            <text:p>43899,9724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7208" calcext:value-type="float">
            <text:p>43999,97208</text:p>
          </table:table-cell>
          <table:table-cell office:value-type="float" office:value="1499" calcext:value-type="float">
            <text:p>149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8342" calcext:value-type="float">
            <text:p>44099,98342</text:p>
          </table:table-cell>
          <table:table-cell office:value-type="float" office:value="1476" calcext:value-type="float">
            <text:p>1476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7158" calcext:value-type="float">
            <text:p>44199,97158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8978" calcext:value-type="float">
            <text:p>44299,98978</text:p>
          </table:table-cell>
          <table:table-cell office:value-type="float" office:value="1501" calcext:value-type="float">
            <text:p>1501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633" calcext:value-type="float">
            <text:p>44399,9633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6522" calcext:value-type="float">
            <text:p>44499,96522</text:p>
          </table:table-cell>
          <table:table-cell office:value-type="float" office:value="1509" calcext:value-type="float">
            <text:p>1509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8736" calcext:value-type="float">
            <text:p>44599,9873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7428" calcext:value-type="float">
            <text:p>44699,9742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942" calcext:value-type="float">
            <text:p>44799,994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6718" calcext:value-type="float">
            <text:p>44899,9671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8296" calcext:value-type="float">
            <text:p>44999,9829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68" calcext:value-type="float">
            <text:p>45099,968</text:p>
          </table:table-cell>
          <table:table-cell office:value-type="float" office:value="1501" calcext:value-type="float">
            <text:p>1501</text:p>
          </table:table-cell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5922" calcext:value-type="float">
            <text:p>45199,9592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683" calcext:value-type="float">
            <text:p>45299,9683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6754" calcext:value-type="float">
            <text:p>45399,96754</text:p>
          </table:table-cell>
          <table:table-cell office:value-type="float" office:value="1501" calcext:value-type="float">
            <text:p>1501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7642" calcext:value-type="float">
            <text:p>45499,97642</text:p>
          </table:table-cell>
          <table:table-cell office:value-type="float" office:value="1501" calcext:value-type="float">
            <text:p>1501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6826" calcext:value-type="float">
            <text:p>45599,96826</text:p>
          </table:table-cell>
          <table:table-cell office:value-type="float" office:value="1501" calcext:value-type="float">
            <text:p>1501</text:p>
          </table:table-cell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7858" calcext:value-type="float">
            <text:p>45699,9785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99.98658" calcext:value-type="float">
            <text:p>45799,9865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1424" calcext:value-type="float">
            <text:p>45900,0142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7464" calcext:value-type="float">
            <text:p>45999,9746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0676" calcext:value-type="float">
            <text:p>46100,0067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7192" calcext:value-type="float">
            <text:p>46199,9719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6938" calcext:value-type="float">
            <text:p>46299,9693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6864" calcext:value-type="float">
            <text:p>46399,9686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7384" calcext:value-type="float">
            <text:p>46499,97384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600.04128" calcext:value-type="float">
            <text:p>46600,0412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6096" calcext:value-type="float">
            <text:p>46699,9609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99.96598" calcext:value-type="float">
            <text:p>46799,96598</text:p>
          </table:table-cell>
          <table:table-cell office:value-type="float" office:value="1501" calcext:value-type="float">
            <text:p>1501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7796" calcext:value-type="float">
            <text:p>46899,9779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99.99914" calcext:value-type="float">
            <text:p>46999,99914</text:p>
          </table:table-cell>
          <table:table-cell office:value-type="float" office:value="1469" calcext:value-type="float">
            <text:p>1469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6216" calcext:value-type="float">
            <text:p>47099,9621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200.0095" calcext:value-type="float">
            <text:p>47200,0095</text:p>
          </table:table-cell>
          <table:table-cell office:value-type="float" office:value="1501" calcext:value-type="float">
            <text:p>1501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2032" calcext:value-type="float">
            <text:p>47300,0203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8494" calcext:value-type="float">
            <text:p>47399,9849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99.97084" calcext:value-type="float">
            <text:p>47499,97084</text:p>
          </table:table-cell>
          <table:table-cell office:value-type="float" office:value="1501" calcext:value-type="float">
            <text:p>1501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7898" calcext:value-type="float">
            <text:p>47599,97898</text:p>
          </table:table-cell>
          <table:table-cell office:value-type="float" office:value="1501" calcext:value-type="float">
            <text:p>1501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700.03616" calcext:value-type="float">
            <text:p>47700,0361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7092" calcext:value-type="float">
            <text:p>47799,97092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6248" calcext:value-type="float">
            <text:p>47899,96248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624" calcext:value-type="float">
            <text:p>47999,962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7014" calcext:value-type="float">
            <text:p>48099,97014</text:p>
          </table:table-cell>
          <table:table-cell office:value-type="float" office:value="1501" calcext:value-type="float">
            <text:p>1501</text:p>
          </table:table-cell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6306" calcext:value-type="float">
            <text:p>48199,96306</text:p>
          </table:table-cell>
          <table:table-cell office:value-type="float" office:value="1505" calcext:value-type="float">
            <text:p>150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668" calcext:value-type="float">
            <text:p>48299,9668</text:p>
          </table:table-cell>
          <table:table-cell office:value-type="float" office:value="1501" calcext:value-type="float">
            <text:p>1501</text:p>
          </table:table-cell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9062" calcext:value-type="float">
            <text:p>48399,9906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7214" calcext:value-type="float">
            <text:p>48499,9721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717" calcext:value-type="float">
            <text:p>48599,9717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6914" calcext:value-type="float">
            <text:p>48699,9691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7568" calcext:value-type="float">
            <text:p>48799,97568</text:p>
          </table:table-cell>
          <table:table-cell office:value-type="float" office:value="1501" calcext:value-type="float">
            <text:p>1501</text:p>
          </table:table-cell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99.97214" calcext:value-type="float">
            <text:p>48899,97214</text:p>
          </table:table-cell>
          <table:table-cell office:value-type="float" office:value="1501" calcext:value-type="float">
            <text:p>1501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000.00286" calcext:value-type="float">
            <text:p>49000,0028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99.9738" calcext:value-type="float">
            <text:p>49099,9738</text:p>
          </table:table-cell>
          <table:table-cell office:value-type="float" office:value="1501" calcext:value-type="float">
            <text:p>1501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715" calcext:value-type="float">
            <text:p>49199,9715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8888" calcext:value-type="float">
            <text:p>49299,98888</text:p>
          </table:table-cell>
          <table:table-cell office:value-type="float" office:value="1502" calcext:value-type="float">
            <text:p>150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6292" calcext:value-type="float">
            <text:p>49399,9629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99.9931" calcext:value-type="float">
            <text:p>49499,9931</text:p>
          </table:table-cell>
          <table:table-cell office:value-type="float" office:value="1501" calcext:value-type="float">
            <text:p>1501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6322" calcext:value-type="float">
            <text:p>49599,96322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7882" calcext:value-type="float">
            <text:p>49699,97882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99.98356" calcext:value-type="float">
            <text:p>49799,98356</text:p>
          </table:table-cell>
          <table:table-cell office:value-type="float" office:value="1501" calcext:value-type="float">
            <text:p>1501</text:p>
          </table:table-cell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6688" calcext:value-type="float">
            <text:p>49899,96688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9478" calcext:value-type="float">
            <text:p>49999,99478</text:p>
          </table:table-cell>
          <table:table-cell office:value-type="float" office:value="1501" calcext:value-type="float">
            <text:p>1501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99.97864" calcext:value-type="float">
            <text:p>50099,9786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99.98958" calcext:value-type="float">
            <text:p>50199,98958</text:p>
          </table:table-cell>
          <table:table-cell office:value-type="float" office:value="1498" calcext:value-type="float">
            <text:p>1498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7288" calcext:value-type="float">
            <text:p>50299,97288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7196" calcext:value-type="float">
            <text:p>50399,9719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500.00206" calcext:value-type="float">
            <text:p>50500,00206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99.98878" calcext:value-type="float">
            <text:p>50599,98878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8716" calcext:value-type="float">
            <text:p>50699,98716</text:p>
          </table:table-cell>
          <table:table-cell office:value-type="float" office:value="1498" calcext:value-type="float">
            <text:p>149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6652" calcext:value-type="float">
            <text:p>50799,96652</text:p>
          </table:table-cell>
          <table:table-cell office:value-type="float" office:value="1498" calcext:value-type="float">
            <text:p>1498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7246" calcext:value-type="float">
            <text:p>50899,9724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999.96464" calcext:value-type="float">
            <text:p>50999,96464</text:p>
          </table:table-cell>
          <table:table-cell office:value-type="float" office:value="1502" calcext:value-type="float">
            <text:p>1502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6644" calcext:value-type="float">
            <text:p>51099,96644</text:p>
          </table:table-cell>
          <table:table-cell office:value-type="float" office:value="1504" calcext:value-type="float">
            <text:p>150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99.99308" calcext:value-type="float">
            <text:p>51199,9930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299.96726" calcext:value-type="float">
            <text:p>51299,96726</text:p>
          </table:table-cell>
          <table:table-cell office:value-type="float" office:value="1488" calcext:value-type="float">
            <text:p>1488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8322" calcext:value-type="float">
            <text:p>51399,9832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6378" calcext:value-type="float">
            <text:p>51499,96378</text:p>
          </table:table-cell>
          <table:table-cell office:value-type="float" office:value="1483" calcext:value-type="float">
            <text:p>1483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599.97114" calcext:value-type="float">
            <text:p>51599,97114</text:p>
          </table:table-cell>
          <table:table-cell office:value-type="float" office:value="1501" calcext:value-type="float">
            <text:p>1501</text:p>
          </table:table-cell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699.9616" calcext:value-type="float">
            <text:p>51699,9616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800.01748" calcext:value-type="float">
            <text:p>51800,01748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8786" calcext:value-type="float">
            <text:p>51899,98786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000.01424" calcext:value-type="float">
            <text:p>52000,0142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099.97996" calcext:value-type="float">
            <text:p>52099,97996</text:p>
          </table:table-cell>
          <table:table-cell office:value-type="float" office:value="1500" calcext:value-type="float">
            <text:p>1500</text:p>
          </table:table-cell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7006" calcext:value-type="float">
            <text:p>52199,97006</text:p>
          </table:table-cell>
          <table:table-cell office:value-type="float" office:value="1514" calcext:value-type="float">
            <text:p>1514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764" calcext:value-type="float">
            <text:p>52299,9764</text:p>
          </table:table-cell>
          <table:table-cell office:value-type="float" office:value="1502" calcext:value-type="float">
            <text:p>150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399.99342" calcext:value-type="float">
            <text:p>52399,99342</text:p>
          </table:table-cell>
          <table:table-cell office:value-type="float" office:value="1488" calcext:value-type="float">
            <text:p>148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500.0206" calcext:value-type="float">
            <text:p>52500,0206</text:p>
          </table:table-cell>
          <table:table-cell office:value-type="float" office:value="1483" calcext:value-type="float">
            <text:p>1483</text:p>
          </table:table-cell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7132" calcext:value-type="float">
            <text:p>52599,97132</text:p>
          </table:table-cell>
          <table:table-cell office:value-type="float" office:value="1471" calcext:value-type="float">
            <text:p>147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699.965" calcext:value-type="float">
            <text:p>52699,965</text:p>
          </table:table-cell>
          <table:table-cell office:value-type="float" office:value="1502" calcext:value-type="float">
            <text:p>1502</text:p>
          </table:table-cell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799.96566" calcext:value-type="float">
            <text:p>52799,96566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899.96338" calcext:value-type="float">
            <text:p>52899,96338</text:p>
          </table:table-cell>
          <table:table-cell office:value-type="float" office:value="1498" calcext:value-type="float">
            <text:p>149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000.0173" calcext:value-type="float">
            <text:p>53000,0173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099.96174" calcext:value-type="float">
            <text:p>53099,96174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199.96744" calcext:value-type="float">
            <text:p>53199,9674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299.99074" calcext:value-type="float">
            <text:p>53299,99074</text:p>
          </table:table-cell>
          <table:table-cell office:value-type="float" office:value="1470" calcext:value-type="float">
            <text:p>147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399.96584" calcext:value-type="float">
            <text:p>53399,96584</text:p>
          </table:table-cell>
          <table:table-cell office:value-type="float" office:value="1470" calcext:value-type="float">
            <text:p>1470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499.97764" calcext:value-type="float">
            <text:p>53499,97764</text:p>
          </table:table-cell>
          <table:table-cell office:value-type="float" office:value="1498" calcext:value-type="float">
            <text:p>1498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600.03736" calcext:value-type="float">
            <text:p>53600,03736</text:p>
          </table:table-cell>
          <table:table-cell office:value-type="float" office:value="1498" calcext:value-type="float">
            <text:p>149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699.97866" calcext:value-type="float">
            <text:p>53699,97866</text:p>
          </table:table-cell>
          <table:table-cell office:value-type="float" office:value="1501" calcext:value-type="float">
            <text:p>1501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800.03054" calcext:value-type="float">
            <text:p>53800,0305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899.97908" calcext:value-type="float">
            <text:p>53899,97908</text:p>
          </table:table-cell>
          <table:table-cell office:value-type="float" office:value="1501" calcext:value-type="float">
            <text:p>1501</text:p>
          </table:table-cell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000.01618" calcext:value-type="float">
            <text:p>54000,01618</text:p>
          </table:table-cell>
          <table:table-cell office:value-type="float" office:value="1467" calcext:value-type="float">
            <text:p>1467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100.04046" calcext:value-type="float">
            <text:p>54100,04046</text:p>
          </table:table-cell>
          <table:table-cell office:value-type="float" office:value="1481" calcext:value-type="float">
            <text:p>148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99.9776" calcext:value-type="float">
            <text:p>54199,9776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299.98962" calcext:value-type="float">
            <text:p>54299,98962</text:p>
          </table:table-cell>
          <table:table-cell office:value-type="float" office:value="1500" calcext:value-type="float">
            <text:p>1500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400.037" calcext:value-type="float">
            <text:p>54400,037</text:p>
          </table:table-cell>
          <table:table-cell office:value-type="float" office:value="1497" calcext:value-type="float">
            <text:p>1497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499.97194" calcext:value-type="float">
            <text:p>54499,97194</text:p>
          </table:table-cell>
          <table:table-cell office:value-type="float" office:value="1467" calcext:value-type="float">
            <text:p>1467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599.96398" calcext:value-type="float">
            <text:p>54599,96398</text:p>
          </table:table-cell>
          <table:table-cell office:value-type="float" office:value="1501" calcext:value-type="float">
            <text:p>1501</text:p>
          </table:table-cell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699.966" calcext:value-type="float">
            <text:p>54699,966</text:p>
          </table:table-cell>
          <table:table-cell office:value-type="float" office:value="1485" calcext:value-type="float">
            <text:p>148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99.97862" calcext:value-type="float">
            <text:p>54799,97862</text:p>
          </table:table-cell>
          <table:table-cell office:value-type="float" office:value="1487" calcext:value-type="float">
            <text:p>1487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899.96594" calcext:value-type="float">
            <text:p>54899,96594</text:p>
          </table:table-cell>
          <table:table-cell office:value-type="float" office:value="1498" calcext:value-type="float">
            <text:p>1498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999.97994" calcext:value-type="float">
            <text:p>54999,97994</text:p>
          </table:table-cell>
          <table:table-cell office:value-type="float" office:value="1498" calcext:value-type="float">
            <text:p>1498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099.96158" calcext:value-type="float">
            <text:p>55099,96158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199.97492" calcext:value-type="float">
            <text:p>55199,97492</text:p>
          </table:table-cell>
          <table:table-cell office:value-type="float" office:value="1481" calcext:value-type="float">
            <text:p>148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299.99442" calcext:value-type="float">
            <text:p>55299,99442</text:p>
          </table:table-cell>
          <table:table-cell office:value-type="float" office:value="1497" calcext:value-type="float">
            <text:p>1497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399.97984" calcext:value-type="float">
            <text:p>55399,97984</text:p>
          </table:table-cell>
          <table:table-cell office:value-type="float" office:value="1500" calcext:value-type="float">
            <text:p>1500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499.96422" calcext:value-type="float">
            <text:p>55499,96422</text:p>
          </table:table-cell>
          <table:table-cell office:value-type="float" office:value="1484" calcext:value-type="float">
            <text:p>1484</text:p>
          </table:table-cell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599.96412" calcext:value-type="float">
            <text:p>55599,96412</text:p>
          </table:table-cell>
          <table:table-cell office:value-type="float" office:value="1493" calcext:value-type="float">
            <text:p>1493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699.98098" calcext:value-type="float">
            <text:p>55699,98098</text:p>
          </table:table-cell>
          <table:table-cell office:value-type="float" office:value="1484" calcext:value-type="float">
            <text:p>1484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799.9746" calcext:value-type="float">
            <text:p>55799,9746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900.00114" calcext:value-type="float">
            <text:p>55900,00114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999.99512" calcext:value-type="float">
            <text:p>55999,99512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099.9698" calcext:value-type="float">
            <text:p>56099,9698</text:p>
          </table:table-cell>
          <table:table-cell office:value-type="float" office:value="1483" calcext:value-type="float">
            <text:p>1483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199.9801" calcext:value-type="float">
            <text:p>56199,9801</text:p>
          </table:table-cell>
          <table:table-cell office:value-type="float" office:value="1484" calcext:value-type="float">
            <text:p>1484</text:p>
          </table:table-cell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299.96584" calcext:value-type="float">
            <text:p>56299,96584</text:p>
          </table:table-cell>
          <table:table-cell office:value-type="float" office:value="1498" calcext:value-type="float">
            <text:p>149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400.0476" calcext:value-type="float">
            <text:p>56400,0476</text:p>
          </table:table-cell>
          <table:table-cell office:value-type="float" office:value="1487" calcext:value-type="float">
            <text:p>148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499.96614" calcext:value-type="float">
            <text:p>56499,96614</text:p>
          </table:table-cell>
          <table:table-cell office:value-type="float" office:value="1471" calcext:value-type="float">
            <text:p>147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599.98564" calcext:value-type="float">
            <text:p>56599,98564</text:p>
          </table:table-cell>
          <table:table-cell office:value-type="float" office:value="1498" calcext:value-type="float">
            <text:p>149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699.9857" calcext:value-type="float">
            <text:p>56699,9857</text:p>
          </table:table-cell>
          <table:table-cell office:value-type="float" office:value="1501" calcext:value-type="float">
            <text:p>1501</text:p>
          </table:table-cell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799.96564" calcext:value-type="float">
            <text:p>56799,96564</text:p>
          </table:table-cell>
          <table:table-cell office:value-type="float" office:value="1502" calcext:value-type="float">
            <text:p>1502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899.9617" calcext:value-type="float">
            <text:p>56899,9617</text:p>
          </table:table-cell>
          <table:table-cell office:value-type="float" office:value="1471" calcext:value-type="float">
            <text:p>1471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6999.96746" calcext:value-type="float">
            <text:p>56999,96746</text:p>
          </table:table-cell>
          <table:table-cell office:value-type="float" office:value="1501" calcext:value-type="float">
            <text:p>1501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099.96248" calcext:value-type="float">
            <text:p>57099,96248</text:p>
          </table:table-cell>
          <table:table-cell office:value-type="float" office:value="1483" calcext:value-type="float">
            <text:p>1483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199.99228" calcext:value-type="float">
            <text:p>57199,99228</text:p>
          </table:table-cell>
          <table:table-cell office:value-type="float" office:value="1485" calcext:value-type="float">
            <text:p>1485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299.9708" calcext:value-type="float">
            <text:p>57299,9708</text:p>
          </table:table-cell>
          <table:table-cell office:value-type="float" office:value="1497" calcext:value-type="float">
            <text:p>149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399.97592" calcext:value-type="float">
            <text:p>57399,97592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499.9789" calcext:value-type="float">
            <text:p>57499,9789</text:p>
          </table:table-cell>
          <table:table-cell office:value-type="float" office:value="1468" calcext:value-type="float">
            <text:p>1468</text:p>
          </table:table-cell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599.97922" calcext:value-type="float">
            <text:p>57599,97922</text:p>
          </table:table-cell>
          <table:table-cell office:value-type="float" office:value="1500" calcext:value-type="float">
            <text:p>1500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699.9706" calcext:value-type="float">
            <text:p>57699,9706</text:p>
          </table:table-cell>
          <table:table-cell office:value-type="float" office:value="1487" calcext:value-type="float">
            <text:p>1487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799.96982" calcext:value-type="float">
            <text:p>57799,96982</text:p>
          </table:table-cell>
          <table:table-cell office:value-type="float" office:value="1485" calcext:value-type="float">
            <text:p>1485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899.98302" calcext:value-type="float">
            <text:p>57899,98302</text:p>
          </table:table-cell>
          <table:table-cell office:value-type="float" office:value="1468" calcext:value-type="float">
            <text:p>146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000.00506" calcext:value-type="float">
            <text:p>58000,00506</text:p>
          </table:table-cell>
          <table:table-cell office:value-type="float" office:value="1498" calcext:value-type="float">
            <text:p>1498</text:p>
          </table:table-cell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100.01014" calcext:value-type="float">
            <text:p>58100,01014</text:p>
          </table:table-cell>
          <table:table-cell office:value-type="float" office:value="1484" calcext:value-type="float">
            <text:p>1484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199.97754" calcext:value-type="float">
            <text:p>58199,97754</text:p>
          </table:table-cell>
          <table:table-cell office:value-type="float" office:value="1468" calcext:value-type="float">
            <text:p>1468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299.96654" calcext:value-type="float">
            <text:p>58299,96654</text:p>
          </table:table-cell>
          <table:table-cell office:value-type="float" office:value="1484" calcext:value-type="float">
            <text:p>1484</text:p>
          </table:table-cell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399.99264" calcext:value-type="float">
            <text:p>58399,99264</text:p>
          </table:table-cell>
          <table:table-cell office:value-type="float" office:value="1513" calcext:value-type="float">
            <text:p>1513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499.98484" calcext:value-type="float">
            <text:p>58499,98484</text:p>
          </table:table-cell>
          <table:table-cell office:value-type="float" office:value="1501" calcext:value-type="float">
            <text:p>1501</text:p>
          </table:table-cell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599.97816" calcext:value-type="float">
            <text:p>58599,97816</text:p>
          </table:table-cell>
          <table:table-cell office:value-type="float" office:value="1484" calcext:value-type="float">
            <text:p>1484</text:p>
          </table:table-cell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699.98412" calcext:value-type="float">
            <text:p>58699,98412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799.97086" calcext:value-type="float">
            <text:p>58799,97086</text:p>
          </table:table-cell>
          <table:table-cell office:value-type="float" office:value="1500" calcext:value-type="float">
            <text:p>1500</text:p>
          </table:table-cell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899.99206" calcext:value-type="float">
            <text:p>58899,99206</text:p>
          </table:table-cell>
          <table:table-cell office:value-type="float" office:value="1500" calcext:value-type="float">
            <text:p>1500</text:p>
          </table:table-cell>
          <table:table-cell office:value-type="float" office:value="2439" calcext:value-type="float">
            <text:p>24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6:17.452686503</dc:date>
    <meta:editing-duration>PT2M39S</meta:editing-duration>
    <meta:editing-cycles>1</meta:editing-cycles>
    <meta:document-statistic meta:table-count="1" meta:cell-count="2336" meta:object-count="0"/>
    <meta:generator>LibreOffice/5.1.6.2$Linux_X86_64 LibreOffice_project/10m0$Build-2</meta:generator>
  </office:meta>
</office:document-meta>
</file>